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 style:list-style-name="WW8Num1">
      <style:paragraph-properties fo:text-align="justify" style:justify-single-word="false"/>
      <style:text-properties style:font-name="Comic Sans MS" style:font-name-complex="Comic Sans MS"/>
    </style:style>
    <style:style style:name="P6" style:family="paragraph" style:parent-style-name="Standard">
      <style:paragraph-properties fo:text-align="center" style:justify-single-word="false"/>
      <style:text-properties style:font-name="Comic Sans MS" style:font-name-complex="Comic Sans MS"/>
    </style:style>
    <style:style style:name="P7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fo:font-weight="bold" style:font-weight-asian="bold" style:font-name-complex="Comic Sans MS" style:font-weight-complex="bold"/>
    </style:style>
    <style:style style:name="T4" style:family="text">
      <style:text-properties style:font-name="Comic Sans MS" style:font-name-complex="Comic Sans MS"/>
    </style:style>
    <style:style style:name="T5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ΑΙΤΗΣΗ<text:tab/></text:span><text:span text:style-name="T2"><text:tab/><text:tab/><text:tab/><text:tab/><text:tab/><text:tab/><text:tab/></text:span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5">………………………………………………………………………………</text:span>..</text:p>
      <text:p text:style-name="P3"/>
      <text:p text:style-name="P3"/>
      <text:p text:style-name="P3"/>
      <text:p text:style-name="P3"/>
      <text:p text:style-name="Standard"><text:span text:style-name="T3">ΘΕΜΑ: </text:span><text:span text:style-name="T4">Χορήγηση άδειας </text:span><text:span text:style-name="T1">κυοφορίας</text:span><text:span text:style-name="T2"> </text:span><text:span text:style-name="T1">(χορηγείται μετά την λήξη της αναρρωτικής άδειας με αποδοχές, στις κυοφορούσες εκπαιδευτικούς)</text:span></text:p>
      <text:p text:style-name="P7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<text:s/>Δ.Ε. Ν. Ηρακλείου.</text:p>
      <text:p text:style-name="P3">(Δια του κ. Δ/ντή του………………………………………….</text:p>
      <text:p text:style-name="P3"><text:span text:style-name="T5">………………………………………………………………………………</text:span>.)</text:p>
      <text:p text:style-name="P3"/>
      <text:p text:style-name="Standard"><text:span text:style-name="T4">Παρακαλώ να μου χορηγήσετε άδεια</text:span><text:span text:style-name="T2"> </text:span><text:span text:style-name="T1">κυοφορίας σύμφωναμε το αρθρο 52 παρ.3 του Ν.3528/9-2-2007, ΦΕΚ 26 τ.Α (όπως συμπλ. Από αρθρ. 18 του Ν.3801 / <text:s/>2009) </text:span><text:span text:style-name="T4">………….ημερ……… <text:s/>από……………………………........</text:span></text:p>
      <text:p text:style-name="P4">μέχρι……………………………..διότι……………………………....</text:p>
      <text:p text:style-name="P2">…………………………………………………………………………………</text:p>
      <text:p text:style-name="P2"><text:soft-page-break/>……………………………………………………………………………………………………………………………………………………………………</text:p>
      <text:p text:style-name="P3"/>
      <text:p text:style-name="P3"/>
      <text:p text:style-name="P3">Μαζί υποβάλλω και:</text:p>
      <text:p text:style-name="P3"/>
      <text:p text:style-name="P8"><text:span text:style-name="T4">α)</text:span> <text:span text:style-name="T4">Ιατρική γνωμάτευση θεράποντος ιατρού τμήματος δημοσίου νοσηλευτικού ιδρύματος με τρεις υπογραφές </text:span></text:p>
      <text:list xml:id="list2313561282942137871" text:style-name="WW8Num1">
        <text:list-item>
          <text:p text:style-name="P5">θεράποντος ιατρού</text:p>
        </text:list-item>
        <text:list-item>
          <text:p text:style-name="P5">Διευθυντή της Μαιευτικής Κλινικής του Νοσοκομείου</text:p>
        </text:list-item>
        <text:list-item>
          <text:p text:style-name="P5">Την στρογγυλή σφραγίδα του διοικητικού του Νοσοκομείου</text:p>
        </text:list-item>
      </text:list>
      <text:p text:style-name="P3"/>
      <text:p text:style-name="P3"/>
      <text:p text:style-name="P3">Ημερομηνία:…………………………………………..</text:p>
      <text:p text:style-name="P3"/>
      <text:p text:style-name="P9"><text:span text:style-name="T5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5T09:50:00</meta:creation-date>
    <dc:creator>1g2</dc:creator>
    <dc:date>2016-10-13T10:37:00</dc:date>
    <meta:print-date>2004-10-25T10:58:00</meta:print-date>
    <meta:editing-cycles>2</meta:editing-cycles>
    <meta:editing-duration>PT2M</meta:editing-duration>
    <meta:document-statistic meta:table-count="0" meta:image-count="0" meta:object-count="0" meta:page-count="3" meta:paragraph-count="30" meta:word-count="112" meta:character-count="1274" meta:non-whitespace-character-count="1183"/>
    <meta:generator>LibreOffice/5.2.7.2$Linux_X86_64 LibreOffice_project/20m0$Build-2</meta:generator>
  </office:meta>
</office:document-meta>
</file>